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fo:background-color="transparent" loext:shadow="none"/>
    </style:style>
    <style:style style:name="P2"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bold" fo:background-color="transparent" loext:padding="0in" loext:border="none" loext:shadow="none"/>
    </style:style>
    <style:style style:name="P4" style:family="paragraph" style:parent-style-name="Text_20_body">
      <style:text-properties style:use-window-font-color="true" fo:background-color="transparent" loext:shadow="none"/>
    </style:style>
    <style:style style:name="P5" style:family="paragraph" style:parent-style-name="Text_20_body">
      <style:paragraph-properties fo:margin-top="0in" fo:margin-bottom="0in" loext:contextual-spacing="false" style:line-height-at-least="0.1665in" fo:widows="1" fo:padding="0in" fo:border="none"/>
    </style:style>
    <style:style style:name="P6" style:family="paragraph" style:parent-style-name="Text_20_body" style:list-style-name="L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7" style:family="paragraph" style:parent-style-name="Text_20_body" style:list-style-name="L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8" style:family="paragraph" style:parent-style-name="Text_20_body" style:list-style-name="L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9" style:family="paragraph" style:parent-style-name="Text_20_body" style:list-style-name="L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0" style:family="paragraph" style:parent-style-name="Text_20_body" style:list-style-name="L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1" style:family="paragraph" style:parent-style-name="Text_20_body" style:list-style-name="L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officeooo:paragraph-rsid="001b9ef9" fo:background-color="transparent" loext:padding="0in" loext:border="none" loext:shadow="none"/>
    </style:style>
    <style:style style:name="P12" style:family="paragraph" style:parent-style-name="Text_20_body" style:list-style-name="L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3" style:family="paragraph" style:parent-style-name="Text_20_body" style:list-style-name="L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4" style:family="paragraph" style:parent-style-name="Text_20_body" style:list-style-name="L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5" style:family="paragraph" style:parent-style-name="Text_20_body" style:list-style-name="L1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6" style:family="paragraph" style:parent-style-name="Text_20_body" style:list-style-name="L1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7" style:family="paragraph" style:parent-style-name="Text_20_body" style:list-style-name="L1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8" style:family="paragraph" style:parent-style-name="Text_20_body" style:list-style-name="L1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9" style:family="paragraph" style:parent-style-name="Text_20_body" style:list-style-name="L1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0" style:family="paragraph" style:parent-style-name="Text_20_body" style:list-style-name="L1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1" style:family="paragraph" style:parent-style-name="Text_20_body" style:list-style-name="L1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2" style:family="paragraph" style:parent-style-name="Text_20_body" style:list-style-name="L1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3" style:family="paragraph" style:parent-style-name="Text_20_body" style:list-style-name="L1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4" style:family="paragraph" style:parent-style-name="Text_20_body" style:list-style-name="L1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5" style:family="paragraph" style:parent-style-name="Text_20_body" style:list-style-name="L2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6" style:family="paragraph" style:parent-style-name="Text_20_body" style:list-style-name="L2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7" style:family="paragraph" style:parent-style-name="Text_20_body" style:list-style-name="L2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8" style:family="paragraph" style:parent-style-name="Text_20_body" style:list-style-name="L2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9" style:family="paragraph" style:parent-style-name="Text_20_body" style:list-style-name="L2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0" style:family="paragraph" style:parent-style-name="Text_20_body" style:list-style-name="L2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1" style:family="paragraph" style:parent-style-name="Text_20_body" style:list-style-name="L2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2" style:family="paragraph" style:parent-style-name="Text_20_body" style:list-style-name="L2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3" style:family="paragraph" style:parent-style-name="Text_20_body" style:list-style-name="L2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4" style:family="paragraph" style:parent-style-name="Text_20_body" style:list-style-name="L2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5" style:family="paragraph" style:parent-style-name="Text_20_body" style:list-style-name="L3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6" style:family="paragraph" style:parent-style-name="Text_20_body" style:list-style-name="L3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7" style:family="paragraph" style:parent-style-name="Text_20_body" style:list-style-name="L3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8" style:family="paragraph" style:parent-style-name="Text_20_body" style:list-style-name="L3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9" style:family="paragraph" style:parent-style-name="Text_20_body" style:list-style-name="L3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0" style:family="paragraph" style:parent-style-name="Text_20_body" style:list-style-name="L3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1" style:family="paragraph" style:parent-style-name="Text_20_body" style:list-style-name="L3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2" style:family="paragraph" style:parent-style-name="Text_20_body" style:list-style-name="L3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3" style:family="paragraph" style:parent-style-name="Text_20_body" style:list-style-name="L3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4" style:family="paragraph" style:parent-style-name="Text_20_body" style:list-style-name="L3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5" style:family="paragraph" style:parent-style-name="Text_20_body" style:list-style-name="L4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6" style:family="paragraph" style:parent-style-name="Text_20_body" style:list-style-name="L4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7" style:family="paragraph" style:parent-style-name="Text_20_body" style:list-style-name="L4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8" style:family="paragraph" style:parent-style-name="Text_20_body" style:list-style-name="L4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9" style:family="paragraph" style:parent-style-name="Text_20_body" style:list-style-name="L4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0" style:family="paragraph" style:parent-style-name="Text_20_body" style:list-style-name="L4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1" style:family="paragraph" style:parent-style-name="Point" style:list-style-name="L6"/>
    <style:style style:name="P52" style:family="paragraph" style:parent-style-name="Point" style:list-style-name="L6">
      <style:text-properties officeooo:paragraph-rsid="001da8c8"/>
    </style:style>
    <style:style style:name="P53" style:family="paragraph" style:parent-style-name="Point" style:list-style-name="L6">
      <style:text-properties fo:font-variant="normal" fo:text-transform="none" style:use-window-font-color="true" style:font-name="Helvetica Neue" fo:font-size="9pt" fo:letter-spacing="normal" fo:font-style="normal" fo:font-weight="normal" officeooo:paragraph-rsid="001da8c8" fo:background-color="transparent" loext:padding="0in" loext:border="none" loext:shadow="none"/>
    </style:style>
    <style:style style:name="T1" style:family="text">
      <style:text-properties officeooo:rsid="00186ece"/>
    </style:style>
    <style:style style:name="T2" style:family="text">
      <style:text-properties officeooo:rsid="00195bd2"/>
    </style:style>
    <style:style style:name="T3" style:family="text">
      <style:text-properties fo:font-variant="normal" fo:text-transform="none" style:use-window-font-color="true" style:font-name="Helvetica Neue" fo:font-size="9pt" fo:letter-spacing="normal" fo:font-style="normal" fo:font-weight="normal" fo:background-color="transparent" loext:char-shading-value="0" loext:padding="0in" loext:border="none" loext:shadow="none"/>
    </style:style>
    <style:style style:name="T4" style:family="text">
      <style:text-properties fo:font-variant="normal" fo:text-transform="none" style:use-window-font-color="true" style:font-name="Helvetica Neue" fo:font-size="9pt" fo:letter-spacing="normal" fo:font-style="normal" fo:font-weight="normal" officeooo:rsid="00195bd2" fo:background-color="transparent" loext:char-shading-value="0" loext:padding="0in" loext:border="none" loext:shadow="none"/>
    </style:style>
    <style:style style:name="T5" style:family="text">
      <style:text-properties officeooo:rsid="001d890f"/>
    </style:style>
    <style:style style:name="T6" style:family="text">
      <style:text-properties officeooo:rsid="001da8c8"/>
    </style:style>
    <style:style style:name="T7" style:family="text">
      <style:text-properties officeooo:rsid="001e5f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2">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3">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4">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5">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6">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7">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8">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10">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1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tzung de<text:span text:style-name="T2">r</text:span> Supergravity Foundation</text:h>
      <text:section text:style-name="Sect1" text:name="magicdomid3">
        <text:p text:style-name="P3"/>
        <text:p text:style-name="P3">Beschlossen auf der Gründungsversammlung am <text:span text:style-name="T1">1.11.2015</text:span> in Dresden.</text:p>
      </text:section>
      <text:section text:style-name="Sect1" text:name="magicdomid4">
        <text:p text:style-name="P3">Zuletzt geändert <text:span text:style-name="T7">durch den Vorstand</text:span> am <text:span text:style-name="T7">22.03.2016</text:span>.</text:p>
      </text:section>
      <text:section text:style-name="Sect1" text:name="magicdomid5">
        <text:p text:style-name="P3">Eingetragen im Vereinsregister des Amtsgerichtes Dresden</text:p>
      </text:section>
      <text:section text:style-name="Sect1" text:name="magicdomid6">
        <text:p text:style-name="P3">unter der Registriernummer VR ______am ________.</text:p>
      </text:section>
      <text:section text:style-name="Sect1" text:name="magicdomid7">
        <text:p text:style-name="P2"><text:line-break/></text:p>
      </text:section>
      <text:section text:style-name="Sect1" text:name="magicdomid9">
        <text:p text:style-name="P2"><text:line-break/></text:p>
      </text:section>
      <text:section text:style-name="Sect1" text:name="magicdomid10">
        <text:h text:style-name="Heading_20_2" text:outline-level="2">§ 1 Name, Sitz, Geschäftsjahr</text:h>
        <text:p text:style-name="P4"/>
      </text:section>
      <text:section text:style-name="Sect1" text:name="magicdomid319">
        <text:list xml:id="list2871599161176328709" text:style-name="L1">
          <text:list-item>
            <text:p text:style-name="P6">Der Verein führt den Namen "Supergravity Foundation" und soll nach der Eintragung "Supergravity Foundation e.V." heißen.</text:p>
          </text:list-item>
        </text:list>
      </text:section>
      <text:section text:style-name="Sect1" text:name="magicdomid306">
        <text:list xml:id="list4569209876381108837" text:style-name="L2">
          <text:list-item>
            <text:p text:style-name="P7">Er hat seinen Sitz in Dresden und soll im Vereinsregister eingetragen werden..</text:p>
          </text:list-item>
        </text:list>
      </text:section>
      <text:section text:style-name="Sect1" text:name="magicdomid307">
        <text:list xml:id="list7996633804024072543" text:style-name="L3">
          <text:list-item>
            <text:p text:style-name="P8">Das Geschäftsjahr ist das Kalenderjahr.</text:p>
          </text:list-item>
        </text:list>
      </text:section>
      <text:section text:style-name="Sect1" text:name="magicdomid14">
        <text:p text:style-name="P2"><text:line-break/></text:p>
      </text:section>
      <text:section text:style-name="Sect1" text:name="magicdomid15">
        <text:h text:style-name="Heading_20_2" text:outline-level="2">§ 2 Ziele und Aufgaben des Vereins</text:h>
      </text:section>
      <text:section text:style-name="Sect1" text:name="magicdomid16">
        <text:p text:style-name="P2"><text:line-break/></text:p>
      </text:section>
      <text:section text:style-name="Sect1" text:name="magicdomid17">
        <text:p text:style-name="P2">Stoyan Sarg veröffentlichte 2001 mit Basic Structures of Matter - Supergravitation Unified Theory (BSM-SG) ein neues, physikalische Model, welches selbst die striktesten philosophischen Kriterien erfüllt.</text:p>
      </text:section>
      <text:section text:style-name="Sect1" text:name="magicdomid1516">
        <text:p text:style-name="P2">Ziel des Vereines ist es, die Erforschung und Weiterentwicklung dieses und darauf aufbauender Modelle zu unterstützen.</text:p>
      </text:section>
      <text:section text:style-name="Sect1" text:name="magicdomid339">
        <text:p text:style-name="P2"><text:line-break/></text:p>
      </text:section>
      <text:section text:style-name="Sect1" text:name="magicdomid1534">
        <text:p text:style-name="P2">Die genauen Ziele sind im Grundsatzpapier beschrieben.</text:p>
      </text:section>
      <text:section text:style-name="Sect1" text:name="magicdomid374">
        <text:p text:style-name="P2"><text:line-break/></text:p>
      </text:section>
      <text:section text:style-name="Sect1" text:name="magicdomid25">
        <text:h text:style-name="Heading_20_2" text:outline-level="2">§ 3 Steuerbegünstigung</text:h>
        <text:p text:style-name="Text_20_body"/>
      </text:section>
      <text:section text:style-name="Sect1" text:name="magicdomid27">
        <text:p text:style-name="P5"><text:span text:style-name="T4">1.</text:span><text:span text:style-name="T3">Der Verein verfolgt ausschließlich und unmittelbar gemeinnützige Zwecke im Sinne des Abschnitts „Steuerbegünstigte Zwecke“ der Abgabenordnung. Der Verein ist selbstlos tätig; er verfolgt nicht in erster Linie eigenwirtschaftliche Zwecke.</text:span></text:p>
      </text:section>
      <text:section text:style-name="Sect1" text:name="magicdomid28">
        <text:list xml:id="list7700496987930994982" text:style-name="L4">
          <text:list-item>
            <text:p text:style-name="P9">Mittel des Vereins dürfen nur für die satzungsmäßigen Zwecke verwendet werden. Die Mitglieder erhalten in ihrer Eigenschaft als Mitglied keine Zuwendungen aus Mitteln des Vereins. Sie haben bei ihrem Ausscheiden keinerlei Ansprüche an das Vereinsvermögen. Keine Person darf durch Ausgaben, die den Zwecken des Vereins fremd sind, oder durch unverhältnismäßig hohe Vergütungen begünstigt werden.</text:p>
          </text:list-item>
        </text:list>
      </text:section>
      <text:section text:style-name="Sect1" text:name="magicdomid29">
        <text:p text:style-name="P2"><text:line-break/></text:p>
      </text:section>
      <text:section text:style-name="Sect1" text:name="magicdomid30">
        <text:h text:style-name="Heading_20_2" text:outline-level="2">§ 4 Mitgliedschaft</text:h>
        <text:p text:style-name="P4"/>
      </text:section>
      <text:section text:style-name="Sect1" text:name="magicdomid1393">
        <text:list xml:id="list713879283498678721" text:style-name="L5">
          <text:list-item>
            <text:p text:style-name="P10">Mitglieder können alle natürlichen und juristischen Personen werden, die die Ziele des Vereins unterstützen.</text:p>
          </text:list-item>
        </text:list>
      </text:section>
      <text:section text:style-name="Sect1" text:name="magicdomid1394">
        <text:list xml:id="list7332269570784336352" text:style-name="L6">
          <text:list-item>
            <text:p text:style-name="P11">Die Mitgliedschaft wird erworben durch Aufnahme durch den Vorstand oder einem von diesem erhobenen Organ.</text:p>
          </text:list-item>
          <text:list-item>
            <text:p text:style-name="P51">Der Beitritt erfolgt schriftlich oder über eine vom Verein bereitgestellte<text:span text:style-name="T5">n</text:span> Webseite; bei Kindern und <text:soft-page-break/>Jugendlichen bedarf sie der schriftlichen Zustimmung <text:span text:style-name="T6">eines</text:span> gesetzlichen Vertreter<text:span text:style-name="T6">s</text:span>. Die Ablehnung eines Aufnahmeantrages kann nur durch den Vorstand, dessen Entscheidung keiner Begründung bedarf, erfolgen.</text:p>
          </text:list-item>
          <text:list-item>
            <text:p text:style-name="P52">Der Austritt eines Mitgliedes erfolgt durch schriftliche Erklärung gegenüber dem Vorstand.</text:p>
          </text:list-item>
          <text:list-item>
            <text:p text:style-name="P52">Juristische Personen werden immer öffentlich geführt.</text:p>
          </text:list-item>
          <text:list-item>
            <text:p text:style-name="P53">Die Mitgliedschaft endet mit dem Tod.</text:p>
          </text:list-item>
          <text:list-item>
            <text:p text:style-name="P53">Ein Mitglied kann durch Beschluss des Vorstandes ausgeschlossen werden, wenn es den Vereinszielen zuwider handelt oder seinen Verpflichtungen gegenüber dem Verein nicht nachkommt. Gegen den Beschluss kann das Mitglied die Mitgliederversammlung anrufen, wenn er dafür 5 Unterstützer findet, die ebenfalls Mitglied sind. Diese entscheidet endgültig. Das Mitglied ist zu der Versammlung einzuladen und anzuhören.</text:p>
          </text:list-item>
        </text:list>
      </text:section>
      <text:section text:style-name="Sect1" text:name="magicdomid36">
        <text:p text:style-name="P2"><text:line-break/></text:p>
      </text:section>
      <text:section text:style-name="Sect1" text:name="magicdomid37">
        <text:h text:style-name="Heading_20_2" text:outline-level="2">§ 5 Rechte und Pflichten der Mitglieder</text:h>
        <text:p text:style-name="P4"/>
      </text:section>
      <text:section text:style-name="Sect1" text:name="magicdomid1129">
        <text:list xml:id="list8333833099792289553" text:style-name="L7">
          <text:list-item>
            <text:p text:style-name="P12">Die Mitgliederversammlung erlässt eine Finanzordnung, die die Höhe der jährlich zu zahlenden Beiträge regelt.</text:p>
          </text:list-item>
        </text:list>
      </text:section>
      <text:section text:style-name="Sect1" text:name="magicdomid1130">
        <text:list xml:id="list7892013777532166615" text:style-name="L8">
          <text:list-item>
            <text:p text:style-name="P13">Mitgleider sind berechtigt, die Räumlichkeiten des Vereins zu nutzen.</text:p>
          </text:list-item>
        </text:list>
      </text:section>
      <text:section text:style-name="Sect1" text:name="magicdomid40">
        <text:p text:style-name="P2"><text:line-break/></text:p>
      </text:section>
      <text:section text:style-name="Sect1" text:name="magicdomid41">
        <text:h text:style-name="Heading_20_2" text:outline-level="2">§ 6 Organe des Vereins</text:h>
        <text:p text:style-name="P4"/>
      </text:section>
      <text:section text:style-name="Sect1" text:name="magicdomid42">
        <text:p text:style-name="P2">Die Organe des Vereins sind:</text:p>
      </text:section>
      <text:section text:style-name="Sect1" text:name="magicdomid799">
        <text:list xml:id="list1190387603629212196" text:style-name="L9">
          <text:list-item>
            <text:p text:style-name="P14">Mitgliederversammlung</text:p>
          </text:list-item>
        </text:list>
      </text:section>
      <text:section text:style-name="Sect1" text:name="magicdomid800">
        <text:list xml:id="list808923820862127504" text:style-name="L10">
          <text:list-item>
            <text:p text:style-name="P15">Vorstand</text:p>
          </text:list-item>
        </text:list>
      </text:section>
      <text:section text:style-name="Sect1" text:name="magicdomid801">
        <text:list xml:id="list4783028468394986487" text:style-name="L11">
          <text:list-item>
            <text:p text:style-name="P16">Kassenprüfer: Prüfung der Geschäftsführung durch den Vorstand und Berichterstattung gegenüber der Mitgliederversammlung</text:p>
          </text:list-item>
        </text:list>
      </text:section>
      <text:section text:style-name="Sect1" text:name="magicdomid802">
        <text:list xml:id="list4738320468387066955" text:style-name="L12">
          <text:list-item>
            <text:p text:style-name="P17">Wissenschaftsbeirat: Planung und Beauftragung von Forschungs und Entwicklungsprojekten sowie Unterstützung des Vorstandes</text:p>
          </text:list-item>
        </text:list>
      </text:section>
      <text:section text:style-name="Sect1" text:name="magicdomid47">
        <text:p text:style-name="P2"><text:line-break/></text:p>
      </text:section>
      <text:section text:style-name="Sect1" text:name="magicdomid48">
        <text:h text:style-name="Heading_20_2" text:outline-level="2">§ 7 Mitgliederversammlung</text:h>
        <text:p text:style-name="P4"/>
      </text:section>
      <text:section text:style-name="Sect1" text:name="magicdomid1739">
        <text:list xml:id="list1340978560591078978" text:style-name="L13">
          <text:list-item>
            <text:p text:style-name="P18">Oberstes Organ ist die Mitgliederversammlung. Sie wird in der Regel vom Vorstandsvorsitzenden geleitet.</text:p>
          </text:list-item>
        </text:list>
      </text:section>
      <text:section text:style-name="Sect1" text:name="magicdomid1740">
        <text:list xml:id="list3705686447265884275" text:style-name="L14">
          <text:list-item>
            <text:p text:style-name="P19">Die Mitgliederversammlung stellt die Richtlinien für die Arbeit des Vereins auf und entscheidet Fragen von grundsätzlicher Bedeutung. Zu den Aufgaben der Mitgliederversammlung gehören insbesondere:</text:p>
          </text:list-item>
        </text:list>
      </text:section>
      <text:section text:style-name="Sect1" text:name="magicdomid1741">
        <text:list xml:id="list865805866150497888" text:style-name="L15">
          <text:list-item>
            <text:p text:style-name="P20">Wahl und Abwahl des Vorstandes</text:p>
          </text:list-item>
        </text:list>
      </text:section>
      <text:section text:style-name="Sect1" text:name="magicdomid1742">
        <text:list xml:id="list4504685874159113610" text:style-name="L16">
          <text:list-item>
            <text:p text:style-name="P21">Wahl und Abwahl des Wissenschaftsbeirates</text:p>
          </text:list-item>
        </text:list>
      </text:section>
      <text:section text:style-name="Sect1" text:name="magicdomid1743">
        <text:list xml:id="list1727517748310049949" text:style-name="L17">
          <text:list-item>
            <text:p text:style-name="P22">Beratung über den Stand und die Planung der Arbeit</text:p>
          </text:list-item>
        </text:list>
      </text:section>
      <text:section text:style-name="Sect1" text:name="magicdomid1744">
        <text:list xml:id="list232388138060212578" text:style-name="L18">
          <text:list-item>
            <text:p text:style-name="P23">Genehmigung des vom Vorstand vorgelegten Wirtschafts- und Investitionsplans</text:p>
          </text:list-item>
        </text:list>
      </text:section>
      <text:section text:style-name="Sect1" text:name="magicdomid1745">
        <text:list xml:id="list4582540089182712533" text:style-name="L19">
          <text:list-item>
            <text:p text:style-name="P24">Beschlussfassung über den Jahresabschluss</text:p>
          </text:list-item>
        </text:list>
      </text:section>
      <text:section text:style-name="Sect1" text:name="magicdomid1746">
        <text:list xml:id="list328485223175439534" text:style-name="L20">
          <text:list-item>
            <text:p text:style-name="P25">Entgegennahme des Geschäftsberichtes des Vorstandes</text:p>
          </text:list-item>
        </text:list>
      </text:section>
      <text:section text:style-name="Sect1" text:name="magicdomid1747">
        <text:list xml:id="list700423087621599972" text:style-name="L21">
          <text:list-item>
            <text:p text:style-name="P26">Beschlussfassung über die Entlastung des Vorstandes</text:p>
          </text:list-item>
        </text:list>
      </text:section>
      <text:section text:style-name="Sect1" text:name="magicdomid1748">
        <text:list xml:id="list2503917372929181512" text:style-name="L22">
          <text:list-item>
            <text:p text:style-name="P27">Erlass der Finanzordnung, die nicht Bestandteil der Satzung ist</text:p>
          </text:list-item>
        </text:list>
      </text:section>
      <text:section text:style-name="Sect1" text:name="magicdomid1750">
        <text:list xml:id="list7579401860708680887" text:style-name="L23">
          <text:list-item>
            <text:p text:style-name="P28">Beschlussfassung über die Übernahme neuer Aufgaben oder den Rückzug aus Aufgaben seitens des Vereins</text:p>
          </text:list-item>
        </text:list>
      </text:section>
      <text:section text:style-name="Sect1" text:name="magicdomid1751">
        <text:list xml:id="list6941374918398046614" text:style-name="L24">
          <text:list-item>
            <text:p text:style-name="P29">Beschlussfassung über Änderungen der Satzung.</text:p>
          </text:list-item>
        </text:list>
      </text:section>
      <text:section text:style-name="Sect1" text:name="magicdomid1752">
        <text:list xml:id="list1473900567962679844" text:style-name="L25">
          <text:list-item>
            <text:p text:style-name="P30">Die Versammlung beschließt mit einfacher Mehrheit</text:p>
          </text:list-item>
        </text:list>
      </text:section>
      <text:section text:style-name="Sect1" text:name="magicdomid1753">
        <text:list xml:id="list5590667455314552162" text:style-name="L26">
          <text:list-item>
            <text:p text:style-name="P31">Zur Mitgliederversammlung wird vom Vorstandsvorsitzenden unter Angabe der vorläufigen Tagesordnung mindestens vier Wochen vorher schriftlich eingeladen. Sie tagt so oft es erforderlich ist, in der Regel einmal im Jahr.</text:p>
          </text:list-item>
        </text:list>
      </text:section>
      <text:section text:style-name="Sect1" text:name="magicdomid1754">
        <text:list xml:id="list5158829475856233231" text:style-name="L27">
          <text:list-item>
            <text:p text:style-name="P32"><text:soft-page-break/>Eine außerordentliche Mitgliederversammlung findet statt, wenn mindestens 25 % der Mitglieder sie unter Angabe von Gründen verlangen. Sie muss längstens fünf Wochen nach Eingang des Antrags auf schriftliche Berufung tagen.</text:p>
          </text:list-item>
        </text:list>
      </text:section>
      <text:section text:style-name="Sect1" text:name="magicdomid1755">
        <text:list xml:id="list3783561462226621223" text:style-name="L28">
          <text:list-item>
            <text:p text:style-name="P33">Über die Beschlüsse und, soweit zum Verständnis über deren Zustandekommen erforderlich, auch über den wesentlichen Verlauf der Verhandlung, ist eine Niederschrift anzufertigen. Sie wird vom Versammlungsleiter und dem Protokollführer unterschrieben.</text:p>
          </text:list-item>
        </text:list>
      </text:section>
      <text:section text:style-name="Sect1" text:name="magicdomid65">
        <text:p text:style-name="P2"><text:line-break/></text:p>
      </text:section>
      <text:section text:style-name="Sect1" text:name="magicdomid66">
        <text:h text:style-name="Heading_20_2" text:outline-level="2">§ 8 Vorstand</text:h>
        <text:p text:style-name="P4"/>
      </text:section>
      <text:section text:style-name="Sect1" text:name="magicdomid1110">
        <text:list xml:id="list8774999974151420656" text:style-name="L29">
          <text:list-item>
            <text:p text:style-name="P34">Der Vorstand besteht aus dem Vorsitzenden, dem stellvertretenden Vorsitzenden und dem Schatzmeister. Sie bilden den Vorstand im Sinne von § 26 BGB. Die Vorstandsmitglieder sind nebenamtlich oder ehrenamtlich tätig.</text:p>
          </text:list-item>
        </text:list>
      </text:section>
      <text:section text:style-name="Sect1" text:name="magicdomid1111">
        <text:list xml:id="list3845627372843380863" text:style-name="L30">
          <text:list-item>
            <text:p text:style-name="P35">Zur rechtsverbindlichen Vertretung genügt die gemeinsame Zeichnung durch zwei Mitglieder des Vorstandes.</text:p>
          </text:list-item>
        </text:list>
      </text:section>
      <text:section text:style-name="Sect1" text:name="magicdomid1112">
        <text:list xml:id="list5102595404174427487" text:style-name="L31">
          <text:list-item>
            <text:p text:style-name="P36">Die Amtszeit der Vorstandsmitglieder beträgt 1 Jahr. Sie bleiben bis zur Bestellung des neuen Vorstandes im Amt.</text:p>
          </text:list-item>
        </text:list>
      </text:section>
      <text:section text:style-name="Sect1" text:name="magicdomid1113">
        <text:list xml:id="list5104803404410625209" text:style-name="L32">
          <text:list-item>
            <text:p text:style-name="P37">Der Vorstand soll in der Regel monatlich tagen.</text:p>
          </text:list-item>
        </text:list>
      </text:section>
      <text:section text:style-name="Sect1" text:name="magicdomid1776">
        <text:list xml:id="list6751663414272094446" text:style-name="L33">
          <text:list-item>
            <text:p text:style-name="P38">Der Vorstand entscheidet über das Einstellen von Mitarbeitern. Diese sollten vom jeweiligen Projektteam vorgeschlagen werden.</text:p>
          </text:list-item>
        </text:list>
      </text:section>
      <text:section text:style-name="Sect1" text:name="magicdomid1115">
        <text:list xml:id="list815943051386495965" text:style-name="L34">
          <text:list-item>
            <text:p text:style-name="P39">Die Beschlüsse sind schriftlich zu protokollieren und von dem Vorstandsvorsitzenden zu unterzeichnen.</text:p>
          </text:list-item>
        </text:list>
      </text:section>
      <text:section text:style-name="Sect1" text:name="magicdomid73">
        <text:p text:style-name="P2"><text:line-break/></text:p>
      </text:section>
      <text:section text:style-name="Sect1" text:name="magicdomid74">
        <text:h text:style-name="Heading_20_2" text:outline-level="2">§ 9 Kassenprüfer</text:h>
      </text:section>
      <text:section text:style-name="Sect1" text:name="magicdomid75">
        <text:p text:style-name="P2"><text:line-break/></text:p>
      </text:section>
      <text:section text:style-name="Sect1" text:name="magicdomid1091">
        <text:list xml:id="list2340795827352509126" text:style-name="L35">
          <text:list-item>
            <text:p text:style-name="P40">Die Mitgliederversammlung wählt für die Dauer von einem Jahr eine/n Kassenprüfer/in.</text:p>
          </text:list-item>
        </text:list>
      </text:section>
      <text:section text:style-name="Sect1" text:name="magicdomid1092">
        <text:list xml:id="list3043369668703306012" text:style-name="L36">
          <text:list-item>
            <text:p text:style-name="P41">Diese/r darf nicht Mitglied des Vorstands sein.</text:p>
          </text:list-item>
        </text:list>
      </text:section>
      <text:section text:style-name="Sect1" text:name="magicdomid1097">
        <text:list xml:id="list5635596812907621771" text:style-name="L37">
          <text:list-item>
            <text:p text:style-name="P42">Wiederwahl ist zulässig. </text:p>
          </text:list-item>
        </text:list>
      </text:section>
      <text:section text:style-name="Sect1" text:name="magicdomid79">
        <text:p text:style-name="P2"><text:line-break/></text:p>
      </text:section>
      <text:section text:style-name="Sect1" text:name="magicdomid80">
        <text:p text:style-name="P2"><text:line-break/></text:p>
      </text:section>
      <text:section text:style-name="Sect1" text:name="magicdomid81">
        <text:h text:style-name="Heading_20_2" text:outline-level="2">§ 10 Der Wissenschaftsbeirat</text:h>
        <text:p text:style-name="P4"/>
      </text:section>
      <text:section text:style-name="Sect1" text:name="magicdomid2000">
        <text:list xml:id="list1695948149451537011" text:style-name="L38">
          <text:list-item>
            <text:p text:style-name="P43">Der Wissenschaftsbeirat besteht aus einer Vertretung, die durch die Mitgliederversammlung gewählt wird. In den Wissenschaftsbeirat kann jeder gewählt werden der sich aufgeschlossen und  wissenschaftlich einer Überprüfung des BSM-SG Models verschrieben hat.</text:p>
          </text:list-item>
        </text:list>
      </text:section>
      <text:section text:style-name="Sect1" text:name="magicdomid1997">
        <text:list xml:id="list2272097404881354254" text:style-name="L39">
          <text:list-item>
            <text:p text:style-name="P44">Jedem Mitglied ist es erlaubt, sich aktiv im Beirat zu beteiligen.</text:p>
          </text:list-item>
        </text:list>
      </text:section>
      <text:section text:style-name="Sect1" text:name="magicdomid1998">
        <text:list xml:id="list3535060235911295039" text:style-name="L40">
          <text:list-item>
            <text:p text:style-name="P45">Der Beirat berät den Vorstand und empfiehlt dem Vorstand Projekten finanzielle Mittel zur Verfügung zu stellen.</text:p>
          </text:list-item>
        </text:list>
      </text:section>
      <text:section text:style-name="Sect1" text:name="magicdomid86">
        <text:p text:style-name="P2"><text:line-break/></text:p>
      </text:section>
      <text:section text:style-name="Sect1" text:name="magicdomid1049">
        <text:h text:style-name="Heading_20_2" text:outline-level="2">§ 11 Satzungsänderungen und Auflösung</text:h>
      </text:section>
      <text:section text:style-name="Sect1" text:name="magicdomid1027">
        <text:p text:style-name="P2"><text:line-break/></text:p>
      </text:section>
      <text:section text:style-name="Sect1" text:name="magicdomid1042">
        <text:list xml:id="list3947260048629754654" text:style-name="L41">
          <text:list-item>
            <text:p text:style-name="P46">Über Satzungsänderungen, die Änderung des Vereinszwecks und die Auflösung entscheidet die Mitgliederversammlung. Vorschläge zu Satzungsänderungen, Zweckänderungen und zur Auflösung sind den stimmberechtigten Mitgliedern bis spätestens einen Monat vor der Sitzung der Mitgliederversammlung zuzuleiten. Für die Beschlussfassung ist eine Mehrheit von drei Vierteln der anwesenden Stimmberechtigten erforderlich.</text:p>
          </text:list-item>
        </text:list>
      </text:section>
      <text:section text:style-name="Sect1" text:name="magicdomid1043">
        <text:list xml:id="list1176585941703946543" text:style-name="L42">
          <text:list-item>
            <text:p text:style-name="P47"><text:soft-page-break/>Änderungen oder Ergänzungen der Satzung, die von der zuständigen Registerbehörde oder vom Finanzamt vorgeschrieben werden, werden vom Vorstand umgesetzt und bedürfen keiner Beschlussfassung durch die Mitgliederversammlung. Sie sind den Mitgliedern zeitnah mitzuteilen.</text:p>
          </text:list-item>
        </text:list>
      </text:section>
      <text:section text:style-name="Sect1" text:name="magicdomid1048">
        <text:list xml:id="list3930199933568967341" text:style-name="L43">
          <text:list-item>
            <text:p text:style-name="P48">Bei Auflösung, bei Entziehung der Rechtsfähigkeit des Vereins oder bei Wegfall der steuerbegünstigten Zwecke fällt das gesamte Vermögen an Netzbiotop e.V., und zwar mit der Auflage, es entsprechend seinen bisherigen Zielen und Aufgaben ausschließlich und unmittelbar gemäß § 2 zu verwenden.</text:p>
          </text:list-item>
        </text:list>
      </text:section>
      <text:section text:style-name="Sect1" text:name="magicdomid91">
        <text:p text:style-name="P2"><text:line-break/></text:p>
      </text:section>
      <text:section text:style-name="Sect1" text:name="magicdomid1055">
        <text:h text:style-name="Heading_20_2" text:outline-level="2">§12 Salvatorische Klausel</text:h>
      </text:section>
      <text:section text:style-name="Sect1" text:name="magicdomid1056">
        <text:p text:style-name="P2"><text:line-break/></text:p>
      </text:section>
      <text:section text:style-name="Sect1" text:name="magicdomid1071">
        <text:list xml:id="list2046947239644185420" text:style-name="L44">
          <text:list-item>
            <text:p text:style-name="P49">Sollten einzelne Bestimmungen dieser Satzung rechtsunwirksam sein oder werden, so bleibt die Wirksamkeit aller anderen Bestimmungen hiervon unberührt.</text:p>
          </text:list-item>
        </text:list>
      </text:section>
      <text:section text:style-name="Sect1" text:name="magicdomid1073">
        <text:list xml:id="list1969697648272626154" text:style-name="L45">
          <text:list-item>
            <text:p text:style-name="P50">Eine rechtsunwirksame Bestimmung ist durch die Mitgliederversammlung durch eine rechtswirksame Bestimmung zu ersetzen, die in ihrer Wirkung dem Sinn der ursprünglichen Bestimmung weitestmöglich entspricht.</text:p>
          </text:list-item>
        </text:list>
      </text:section>
      <text:section text:style-name="Sect1" text:name="magicdomid93">
        <text:p text:style-name="P2"><text:line-break/></text:p>
      </text:section>
      <text:section text:style-name="Sect1" text:name="magicdomid94">
        <text:p text:style-name="P2">Ort, Datum und Unterschriften</text:p>
      </text:section>
      <text:p text:style-name="P1"/>
      <text:p text:style-name="P1"><text:span text:style-name="T1">Dresden, 1.11.2015</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oint" style:family="paragraph" style:parent-style-name="Text_20_body">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family="'Helvetica Neue', Arial, sans-serif" fo:font-size="9pt" fo:letter-spacing="normal" fo:font-style="normal" fo:font-weight="normal" fo:background-color="transparent" loext:padding="0in" loext:border="none" loext:shadow="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35:25.441762670</meta:creation-date>
    <meta:editing-duration>PT15M18S</meta:editing-duration>
    <meta:editing-cycles>5</meta:editing-cycles>
    <meta:generator>LibreOffice/5.1.5.1$Linux_X86_64 LibreOffice_project/10m0$Build-1</meta:generator>
    <dc:date>2016-08-10T14:18:02.870573516</dc:date>
    <meta:print-date>2016-03-22T00:45:55.143119074</meta:print-date>
    <meta:document-statistic meta:table-count="0" meta:image-count="0" meta:object-count="0" meta:page-count="4" meta:paragraph-count="94" meta:word-count="1035" meta:character-count="7758" meta:non-whitespace-character-count="6824"/>
  </office:meta>
</office:document-meta>
</file>